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officeooo:rsid="001041aa" officeooo:paragraph-rsid="000cd4a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officeooo:rsid="000cd4a6" officeooo:paragraph-rsid="000cd4a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20pt" fo:font-weight="bold" officeooo:rsid="001041aa" officeooo:paragraph-rsid="000cd4a6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officeooo:rsid="000cd4a6" officeooo:paragraph-rsid="000cd4a6" style:font-size-asian="10.5pt" style:font-size-complex="12pt"/>
    </style:style>
    <style:style style:name="P5" style:family="paragraph" style:parent-style-name="Standard" style:list-style-name="L10">
      <style:paragraph-properties fo:text-align="start" style:justify-single-word="false"/>
      <style:text-properties style:font-name="Verdana" fo:font-size="12pt" officeooo:rsid="000cd4a6" officeooo:paragraph-rsid="000cd4a6" style:font-size-asian="10.5pt" style:font-size-complex="12pt"/>
    </style:style>
    <style:style style:name="P6" style:family="paragraph" style:parent-style-name="Standard" style:list-style-name="L11">
      <style:paragraph-properties fo:text-align="start" style:justify-single-word="false"/>
      <style:text-properties style:font-name="Verdana" fo:font-size="12pt" officeooo:rsid="000cd4a6" officeooo:paragraph-rsid="000cd4a6" style:font-size-asian="10.5pt" style:font-size-complex="12pt"/>
    </style:style>
    <style:style style:name="P7" style:family="paragraph" style:parent-style-name="Standard" style:list-style-name="L12">
      <style:paragraph-properties fo:text-align="start" style:justify-single-word="false"/>
      <style:text-properties style:font-name="Verdana" fo:font-size="12pt" officeooo:rsid="000cd4a6" officeooo:paragraph-rsid="000cd4a6" style:font-size-asian="10.5pt" style:font-size-complex="12pt"/>
    </style:style>
    <style:style style:name="P8" style:family="paragraph" style:parent-style-name="Standard" style:list-style-name="L13">
      <style:paragraph-properties fo:text-align="start" style:justify-single-word="false"/>
      <style:text-properties style:font-name="Verdana" fo:font-size="12pt" officeooo:rsid="000cd4a6" officeooo:paragraph-rsid="000cd4a6" style:font-size-asian="10.5pt" style:font-size-complex="12pt"/>
    </style:style>
    <style:style style:name="P9" style:family="paragraph" style:parent-style-name="Standard" style:list-style-name="L13">
      <style:paragraph-properties fo:text-align="start" style:justify-single-word="false"/>
      <style:text-properties style:font-name="Verdana" fo:font-size="12pt" officeooo:rsid="000e425d" officeooo:paragraph-rsid="000e425d" style:font-size-asian="10.5pt" style:font-size-complex="12pt"/>
    </style:style>
    <style:style style:name="P10" style:family="paragraph" style:parent-style-name="Standard" style:list-style-name="L10">
      <style:paragraph-properties fo:text-align="start" style:justify-single-word="false"/>
      <style:text-properties style:font-name="Verdana" fo:font-size="12pt" officeooo:rsid="000e425d" officeooo:paragraph-rsid="000e425d" style:font-size-asian="10.5pt" style:font-size-complex="12pt"/>
    </style:style>
    <style:style style:name="P11" style:family="paragraph" style:parent-style-name="Standard" style:list-style-name="L14">
      <style:paragraph-properties fo:text-align="start" style:justify-single-word="false"/>
      <style:text-properties style:font-name="Verdana" fo:font-size="12pt" officeooo:rsid="000e425d" officeooo:paragraph-rsid="000e425d" style:font-size-asian="10.5pt" style:font-size-complex="12pt"/>
    </style:style>
    <style:style style:name="P12" style:family="paragraph" style:parent-style-name="Standard" style:list-style-name="L15">
      <style:paragraph-properties fo:text-align="start" style:justify-single-word="false"/>
      <style:text-properties style:font-name="Verdana" fo:font-size="12pt" officeooo:rsid="000e425d" officeooo:paragraph-rsid="000e425d" style:font-size-asian="10.5pt" style:font-size-complex="12pt"/>
    </style:style>
    <style:style style:name="P13" style:family="paragraph" style:parent-style-name="Standard" style:list-style-name="L12">
      <style:paragraph-properties fo:text-align="start" style:justify-single-word="false"/>
      <style:text-properties style:font-name="Verdana" fo:font-size="12pt" officeooo:rsid="000e6f4d" officeooo:paragraph-rsid="000e6f4d" style:font-size-asian="10.5pt" style:font-size-complex="12pt"/>
    </style:style>
    <style:style style:name="P14" style:family="paragraph" style:parent-style-name="Standard" style:list-style-name="L10">
      <style:paragraph-properties fo:text-align="start" style:justify-single-word="false"/>
      <style:text-properties style:font-name="Verdana" fo:font-size="12pt" officeooo:rsid="000e6f4d" officeooo:paragraph-rsid="000e6f4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2pt" officeooo:rsid="000e6f4d" officeooo:paragraph-rsid="000e6f4d" style:font-size-asian="10.5pt" style:font-size-complex="12pt"/>
    </style:style>
    <style:style style:name="P16" style:family="paragraph" style:parent-style-name="Standard" style:list-style-name="L11">
      <style:paragraph-properties fo:text-align="start" style:justify-single-word="false"/>
      <style:text-properties officeooo:paragraph-rsid="000cd4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size="12pt" officeooo:rsid="000cd4a6" style:font-size-asian="10.5pt" style:font-size-complex="12pt"/>
    </style:style>
    <style:style style:name="T3" style:family="text">
      <style:text-properties officeooo:rsid="000e425d"/>
    </style:style>
    <style:style style:name="T4" style:family="text">
      <style:text-properties officeooo:rsid="000e6f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48_381988361"/>Курс „PHP Уеб Разработка“</text:p>
      <text:p text:style-name="P2"><text:bookmark-end text:name="__DdeLink__48_381988361"/>(Задача за индивидуална работа)</text:p>
      <text:p text:style-name="P1"/>
      <text:p text:style-name="P4"><text:span text:style-name="T1">Задача:</text:span> Да се направи блог система със следната функционалност:</text:p>
      <text:p text:style-name="P4"/>
      <text:list xml:id="list7854841293450436030" text:style-name="L10">
        <text:list-item>
          <text:p text:style-name="P5">Система за регистрация</text:p>
        </text:list-item>
      </text:list>
      <text:list xml:id="list807169119711279615" text:style-name="L11">
        <text:list-item>
          <text:p text:style-name="P16"><text:span text:style-name="T2">Потребителите да се регистрират с потребителско име и парола</text:span></text:p>
        </text:list-item>
        <text:list-item>
          <text:p text:style-name="P6">Потребителското име на всеки потребител трябва да бъде уникално т.е. единствено в таблицата в базата данни</text:p>
        </text:list-item>
        <text:list-item>
          <text:p text:style-name="P6">Системата да има възможност за потребителски нива (рангове)</text:p>
        </text:list-item>
      </text:list>
      <text:list xml:id="list576870065552336805" text:style-name="L12">
        <text:list-item>
          <text:list>
            <text:list-item>
              <text:p text:style-name="P7">Администратори</text:p>
            </text:list-item>
            <text:list-item>
              <text:p text:style-name="P7">Обикновени потребители</text:p>
            </text:list-item>
            <text:list-item>
              <text:p text:style-name="P7">Модератори (незадължително)</text:p>
            </text:list-item>
          </text:list>
        </text:list-item>
        <text:list-item>
          <text:p text:style-name="P7">Първият регистриран потребител в системата автоматично получава ранг администратор, а всички останали след него са обикновени потребители</text:p>
        </text:list-item>
        <text:list-item>
          <text:p text:style-name="P13">Login и Logout</text:p>
        </text:list-item>
      </text:list>
      <text:list xml:id="list162155909523802" text:continue-list="list7854841293450436030" text:style-name="L10">
        <text:list-item>
          <text:p text:style-name="P5">Система за статии</text:p>
        </text:list-item>
      </text:list>
      <text:list xml:id="list2790178051167090000" text:style-name="L13">
        <text:list-item>
          <text:p text:style-name="P9">Администратори (и модератори) да могат да добавят статии</text:p>
        </text:list-item>
        <text:list-item>
          <text:p text:style-name="P8">Статиите да имат:</text:p>
          <text:list>
            <text:list-item>
              <text:p text:style-name="P8">Заглавие</text:p>
            </text:list-item>
            <text:list-item>
              <text:p text:style-name="P8">Категория</text:p>
            </text:list-item>
            <text:list-item>
              <text:p text:style-name="P8">Дата на публикуване</text:p>
            </text:list-item>
            <text:list-item>
              <text:p text:style-name="P8">Автор</text:p>
            </text:list-item>
            <text:list-item>
              <text:p text:style-name="P8">Ъплоуд на снимка</text:p>
            </text:list-item>
            <text:list-item>
              <text:p text:style-name="P8">* По желание: BBCode от типа на [b]удебелен[/b], [i]наклонен[/i], [u]подчертан[/u], [img]снимка[/img] – Това може да се реализира с <text:a xlink:type="simple" xlink:href="http://bg2.php.net/manual/en/function.str-replace.php"><text:span text:style-name="T3">str_replace()</text:span></text:a><text:span text:style-name="T3">. (например заменяте [b] с &lt;b&gt; и [/b] с &lt;/b&gt;)</text:span></text:p>
            </text:list-item>
          </text:list>
        </text:list-item>
        <text:list-item>
          <text:p text:style-name="P9">Редакция на статиите</text:p>
          <text:list>
            <text:list-item>
              <text:p text:style-name="P9">Потребителите с ранг „Администратор“ да могат да редактират всяка статия</text:p>
            </text:list-item>
            <text:list-item>
              <text:p text:style-name="P9">Ако направите 3ти ранг „Модератор“ - нека той да може да редактира само своите собствени статии</text:p>
            </text:list-item>
            <text:list-item>
              <text:p text:style-name="P9">При редакция проверявайте дали потребителя е избрал някаква нова снимка. Ако е избрал изтриите старата от upload директорията, за да не заема място, а ако не е избрал снимката да си остане предишната.</text:p>
            </text:list-item>
          </text:list>
        </text:list-item>
        <text:list-item>
          <text:p text:style-name="P9">Изтриване на статиите</text:p>
          <text:list>
            <text:list-item>
              <text:p text:style-name="P9">Потребителите с ранг „Администратор“ да могат да изтриват която и да е статия</text:p>
            </text:list-item>
            <text:list-item>
              <text:p text:style-name="P9">Модераторите да могат да изтриват само собствените си статии</text:p>
            </text:list-item>
            <text:list-item>
              <text:p text:style-name="P9">Когато се изтрие статия, да се изтрие и нейната снимка от upload директорията, за да не заема излишно място.</text:p>
            </text:list-item>
          </text:list>
        </text:list-item>
      </text:list>
      <text:list xml:id="list162155596695524" text:continue-list="list162155909523802" text:style-name="L10">
        <text:list-item>
          <text:p text:style-name="P10">Система за коментари от потребителите</text:p>
        </text:list-item>
      </text:list>
      <text:list xml:id="list1123604592600090030" text:style-name="L14">
        <text:list-item>
          <text:p text:style-name="P11">Всеки потребител да може да пуска коментари за всяка статия</text:p>
        </text:list-item>
        <text:list-item>
          <text:p text:style-name="P11"><text:soft-page-break/>Всеки потребител да може да си редактира собствените коментари</text:p>
        </text:list-item>
        <text:list-item>
          <text:p text:style-name="P11">Всеки потребител да може да трие собствените си коментари</text:p>
        </text:list-item>
        <text:list-item>
          <text:p text:style-name="P11">Администратори да могат да трият всеки един коментар</text:p>
        </text:list-item>
        <text:list-item>
          <text:p text:style-name="P11">Модератори да могат да трият коментари само от статиите, на които те са автори</text:p>
        </text:list-item>
      </text:list>
      <text:list xml:id="list162155551309241" text:continue-list="list162155596695524" text:style-name="L10">
        <text:list-item>
          <text:p text:style-name="P10">Графично оформление</text:p>
        </text:list-item>
      </text:list>
      <text:list xml:id="list315962799233668058" text:style-name="L15">
        <text:list-item>
          <text:p text:style-name="P12">Направете подходящо графично оформление за вашия блог</text:p>
        </text:list-item>
        <text:list-item>
          <text:p text:style-name="P12">Нека на началната страница да се показват последните X статии</text:p>
        </text:list-item>
        <text:list-item>
          <text:p text:style-name="P12">Нека да има страница, на която може да се прегледат всички статии</text:p>
          <text:list>
            <text:list-item>
              <text:p text:style-name="P12">Помислете как можете да направите странициране т.е. не всички статии да излизат на веднъж, а да се разделят на страници и на всяка страница да излизат например по 10 статии</text:p>
              <text:list>
                <text:list-item>
                  <text:p text:style-name="P12">Ако не се досещате потърсете в Google „php pagination“ и разгледайте идеите</text:p>
                </text:list-item>
                <text:list-item>
                  <text:p text:style-name="P12">В Laravel страницирането се реализира изключително лесно, тъй като ни предоставя готов Pagination Class</text:p>
                </text:list-item>
              </text:list>
            </text:list-item>
            <text:list-item>
              <text:p text:style-name="P12">Ако успеете да реализирате странициране за статиите направете и странициране за коментарите в отделните статии</text:p>
            </text:list-item>
            <text:list-item>
              <text:p text:style-name="P12">* Между другото страницирането е много важна част от всеки 1 сайт, тъй като спестява ресурси. Ако имате 1000 статии не бихте искали да ги покажете всичките на потребителите си, тъй като списъкът ще е огромен и никой не би ги прочел всичките, <text:span text:style-name="T4">а също така това би натоварило прекалено много MySQL сървъра</text:span>.</text:p>
            </text:list-item>
          </text:list>
        </text:list-item>
      </text:list>
      <text:list xml:id="list162155191237597" text:continue-list="list162155551309241" text:style-name="L10">
        <text:list-item>
          <text:p text:style-name="P14">Ако желаете направете някаква допълнителна функционалност към Вашата система.</text:p>
        </text:list-item>
        <text:list-item>
          <text:p text:style-name="P14">Ако не можете да направите нещо винаги търсете в Google. Ако не се научите да търсите и сами да намирате решенията на проблемите никога няма да станете програмисти.</text:p>
        </text:list-item>
      </text:list>
      <text:p text:style-name="P15"/>
      <text:p text:style-name="P15">Оставям на Вас решението как да напишете системата. Имате избор, но не Ви препоръчвам да пишете на едно място PHP и HTML.</text:p>
      <text:p text:style-name="P15">Ако изберете да напишете процедурно Вашата система разделете логиката от графичната репрезентация, а също така си разкачете зависимостта на URL адресите от името на файла.</text:p>
      <text:p text:style-name="P15"/>
      <text:p text:style-name="P15">Ако изберете да пишете проекта на MVC фреймуърк определено ще Ви е по-лесно при условие, че документацията е пред вас и знаете какво правите.</text:p>
      <text:p text:style-name="P15"/>
      <text:p text:style-name="P15">Обърнете специално внимание на сигурността. Никога не правете приложение, което да не е на 100% тествано и сигурно, защото не бихте искали сайтът Ви да бъде хакнат.</text:p>
      <text:p text:style-name="P15"/>
      <text:p text:style-name="P15">Успех на всички и ако имате някакви въпроси не се притеснявайте да питате в групата във Faceboo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5:41:26.260263933</meta:creation-date>
    <dc:date>2014-06-27T16:21:55.134719256</dc:date>
    <meta:editing-duration>PT7M18S</meta:editing-duration>
    <meta:editing-cycles>1</meta:editing-cycles>
    <meta:document-statistic meta:table-count="0" meta:image-count="0" meta:object-count="0" meta:page-count="2" meta:paragraph-count="51" meta:word-count="639" meta:character-count="3860" meta:non-whitespace-character-count="3314"/>
    <meta:generator>LibreOffice/4.1.3.2$Linux_X86_64 LibreOffice_project/410m0$Build-2</meta:generator>
  </office:meta>
</office:document-meta>
</file>